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i mathvariant="italic">Sea</mi>
            <msub>
              <mi>P</mi>
              <mi>k</mi>
            </msub>
            <mi mathvariant="italic">igual</mi>
            <mi>a</mi>
            <mi mathvariant="italic">la</mi>
            <mi mathvariant="italic">multiplicación</mi>
            <mi mathvariant="italic">de</mi>
            <mi mathvariant="italic">las</mi>
            <mi mathvariant="italic">probabilidades</mi>
            <mi mathvariant="italic">de</mi>
            <mi>'</mi>
            <mi>k</mi>
            <mi>'</mi>
            <mi mathvariant="italic">eventos</mi>
            <mi mathvariant="italic">distintos</mi>
          </mrow>
        </mtd>
      </mtr>
      <mtr>
        <mtd>
          <mrow>
            <mi mathvariant="italic">Por</mi>
            <mi mathvariant="italic">ejemplo</mi>
            <mi>,</mi>
            <mi mathvariant="italic">un</mi>
            <mi mathvariant="italic">posible</mi>
            <mi mathvariant="italic">valor</mi>
            <mi mathvariant="italic">de</mi>
            <msub>
              <mi>P</mi>
              <mn>3</mn>
            </msub>
            <mi mathvariant="italic">es</mi>
            <mi mathvariant="italic">igual</mi>
            <mi>a</mi>
            <mi>P</mi>
            <mrow>
              <mrow>
                <mo fence="true" stretchy="false">(</mo>
                <mrow>
                  <msub>
                    <mi>E</mi>
                    <mn>2</mn>
                  </msub>
                </mrow>
                <mo fence="true" stretchy="false">)</mo>
              </mrow>
              <mo stretchy="false">∗</mo>
              <mi>P</mi>
            </mrow>
            <mrow>
              <mrow>
                <mo fence="true" stretchy="false">(</mo>
                <mrow>
                  <msub>
                    <mi>E</mi>
                    <mn>5</mn>
                  </msub>
                </mrow>
                <mo fence="true" stretchy="false">)</mo>
              </mrow>
              <mo stretchy="false">∗</mo>
              <mi>P</mi>
            </mrow>
            <mrow>
              <mo fence="true" stretchy="false">(</mo>
              <mrow>
                <msub>
                  <mi>E</mi>
                  <mn>6</mn>
                </msub>
              </mrow>
              <mo fence="true" stretchy="false">)</mo>
            </mrow>
          </mrow>
        </mtd>
      </mtr>
      <mtr>
        <mtd>
          <mrow>
            <mi mathvariant="italic">Sea</mi>
            <msubsup>
              <mi>C</mi>
              <mi>k</mi>
              <mi>n</mi>
            </msubsup>
            <msub>
              <mi>P</mi>
              <mi>k</mi>
            </msub>
            <mi mathvariant="italic">igual</mi>
            <mi>a</mi>
            <mi mathvariant="italic">la</mi>
            <mi mathvariant="italic">cantidad</mi>
            <mi mathvariant="italic">total</mi>
            <mi mathvariant="italic">de</mi>
            <mi mathvariant="italic">combinaciones</mi>
            <mi>'</mi>
            <mi>k</mi>
            <mi>'</mi>
            <mi mathvariant="italic">de</mi>
            <mi>'</mi>
            <mi>n</mi>
            <mi>'</mi>
            <mi mathvariant="italic">de</mi>
            <msub>
              <mi>P</mi>
              <mi>k</mi>
            </msub>
          </mrow>
        </mtd>
      </mtr>
      <mtr>
        <mtd>
          <mrow>
            <mi mathvariant="italic">Sea</mi>
            <msubsup>
              <mi>C</mi>
              <mi>k</mi>
              <mi>n</mi>
            </msubsup>
            <mrow>
              <msub>
                <mi>P</mi>
                <mrow>
                  <mi>k</mi>
                  <mo stretchy="false">+</mo>
                  <mi>m</mi>
                </mrow>
              </msub>
              <mo stretchy="false">=</mo>
              <msubsup>
                <mi>C</mi>
                <mi>k</mi>
                <mi>n</mi>
              </msubsup>
            </mrow>
            <mrow>
              <msub>
                <mi>P</mi>
                <mi>k</mi>
              </msub>
              <mo stretchy="false">∗</mo>
              <mi>D</mi>
            </mrow>
            <mi>,</mi>
            <mi mathvariant="italic">dado</mi>
            <mi>'</mi>
            <mi>D</mi>
            <mi>'</mi>
            <mi mathvariant="italic">una</mi>
            <mi mathvariant="italic">constante</mi>
          </mrow>
        </mtd>
      </mtr>
      <mtr>
        <mtd>
          <mrow/>
        </mtd>
      </mtr>
      <mtr>
        <mtd>
          <mrow>
            <mi>P</mi>
            <mrow>
              <mrow>
                <mo fence="true" stretchy="false">(</mo>
                <mrow>
                  <mrow>
                    <msub>
                      <mi>E</mi>
                      <mn>1</mn>
                    </msub>
                    <mo stretchy="false">∨</mo>
                    <msub>
                      <mi>E</mi>
                      <mn>2</mn>
                    </msub>
                  </mrow>
                </mrow>
                <mo fence="true" stretchy="false">)</mo>
              </mrow>
              <mo stretchy="false">=</mo>
              <mrow>
                <mrow>
                  <munderover>
                    <mo stretchy="false">∑</mo>
                    <mrow>
                      <mi>k</mi>
                      <mo stretchy="false">=</mo>
                      <mn>1</mn>
                    </mrow>
                    <mrow>
                      <mi>n</mi>
                      <mo stretchy="false">=</mo>
                      <mn>2</mn>
                    </mrow>
                  </munderover>
                  <msup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i>k</mi>
                      <mo stretchy="false">+</mo>
                      <mn>1</mn>
                    </mrow>
                  </msup>
                </mrow>
                <mo stretchy="false">∗</mo>
                <msubsup>
                  <mi>C</mi>
                  <mi>k</mi>
                  <mi>n</mi>
                </msubsup>
              </mrow>
            </mrow>
            <msub>
              <mi>P</mi>
              <mi>k</mi>
            </msub>
          </mrow>
        </mtd>
      </mtr>
      <mtr>
        <mtd>
          <mrow>
            <mrow>
              <mspace width="0.5em"/>
              <mo stretchy="false">=</mo>
              <mrow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  <mo stretchy="false">∗</mo>
                <msubsup>
                  <mi>C</mi>
                  <mn>1</mn>
                  <mn>2</mn>
                </msubsup>
              </mrow>
            </mrow>
            <mrow>
              <msub>
                <mi>P</mi>
                <mn>1</mn>
              </msub>
              <mo stretchy="false">+</mo>
              <mrow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n>3</mn>
                </msup>
                <mo stretchy="false">∗</mo>
                <msubsup>
                  <mi>C</mi>
                  <mn>2</mn>
                  <mn>2</mn>
                </msubsup>
              </mrow>
            </mrow>
            <msub>
              <mi>P</mi>
              <mn>2</mn>
            </msub>
          </mrow>
        </mtd>
      </mtr>
      <mtr>
        <mtd>
          <mrow>
            <mrow>
              <mspace width="0.5em"/>
              <mo stretchy="false">=</mo>
              <mn>2</mn>
            </mrow>
            <mrow>
              <msub>
                <mi>P</mi>
                <mn>1</mn>
              </msub>
              <mo stretchy="false">−</mo>
              <mn>1</mn>
            </mrow>
            <msub>
              <mi>P</mi>
              <mn>2</mn>
            </msub>
          </mrow>
        </mtd>
      </mtr>
      <mtr>
        <mtd>
          <mrow>
            <mrow>
              <mspace width="0.5em"/>
              <mo stretchy="false">=</mo>
              <mi>P</mi>
            </mrow>
            <mrow>
              <mrow>
                <mo fence="true" stretchy="false">(</mo>
                <mrow>
                  <msub>
                    <mi>E</mi>
                    <mn>1</mn>
                  </msub>
                </mrow>
                <mo fence="true" stretchy="false">)</mo>
              </mrow>
              <mo stretchy="false">+</mo>
              <mi>P</mi>
            </mrow>
            <mrow>
              <mrow>
                <mo fence="true" stretchy="false">(</mo>
                <mrow>
                  <msub>
                    <mi>E</mi>
                    <mn>2</mn>
                  </msub>
                </mrow>
                <mo fence="true" stretchy="false">)</mo>
              </mrow>
              <mo stretchy="false">−</mo>
              <mi>P</mi>
            </mrow>
            <mrow>
              <mrow>
                <mo fence="true" stretchy="false">(</mo>
                <mrow>
                  <msub>
                    <mi>E</mi>
                    <mn>1</mn>
                  </msub>
                </mrow>
                <mo fence="true" stretchy="false">)</mo>
              </mrow>
              <mo stretchy="false">∗</mo>
              <mi>P</mi>
            </mrow>
            <mrow>
              <mo fence="true" stretchy="false">(</mo>
              <mrow>
                <msub>
                  <mi>E</mi>
                  <mn>2</mn>
                </msub>
              </mrow>
              <mo fence="true" stretchy="false">)</mo>
            </mrow>
          </mrow>
        </mtd>
      </mtr>
      <mtr>
        <mtd>
          <mrow/>
        </mtd>
      </mtr>
      <mtr>
        <mtd>
          <mrow>
            <mi>P</mi>
            <mrow>
              <mrow>
                <mo fence="true" stretchy="false">(</mo>
                <mrow>
                  <mrow>
                    <msub>
                      <mi>E</mi>
                      <mn>1</mn>
                    </msub>
                    <mo stretchy="false">∨</mo>
                    <msub>
                      <mi>E</mi>
                      <mn>2</mn>
                    </msub>
                    <mo stretchy="false">∨</mo>
                    <msub>
                      <mi>E</mi>
                      <mn>3</mn>
                    </msub>
                    <mo stretchy="false">∨</mo>
                    <mn>...</mn>
                    <mo stretchy="false">∨</mo>
                    <msub>
                      <mi>E</mi>
                      <mi>n</mi>
                    </msub>
                    <mo stretchy="false">∨</mo>
                    <msub>
                      <mi>E</mi>
                      <mrow>
                        <mi>n</mi>
                        <mo stretchy="false">+</mo>
                        <mn>1</mn>
                      </mrow>
                    </msub>
                  </mrow>
                </mrow>
                <mo fence="true" stretchy="false">)</mo>
              </mrow>
              <mo stretchy="false">=</mo>
              <mrow>
                <mrow>
                  <munderover>
                    <mo stretchy="false">∑</mo>
                    <mrow>
                      <mi>k</mi>
                      <mo stretchy="false">=</mo>
                      <mn>1</mn>
                    </mrow>
                    <mi>n</mi>
                  </munderover>
                  <msup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i>k</mi>
                      <mo stretchy="false">+</mo>
                      <mn>1</mn>
                    </mrow>
                  </msup>
                </mrow>
                <mo stretchy="false">∗</mo>
                <msubsup>
                  <mi>C</mi>
                  <mi>k</mi>
                  <mi>n</mi>
                </msubsup>
              </mrow>
            </mrow>
            <mrow>
              <msub>
                <mi>P</mi>
                <mi>k</mi>
              </msub>
              <mo stretchy="false">+</mo>
              <mi>P</mi>
            </mrow>
            <mrow>
              <mrow>
                <mo fence="true" stretchy="false">(</mo>
                <mrow>
                  <msub>
                    <mi>E</mi>
                    <mrow>
                      <mi>n</mi>
                      <mo stretchy="false">+</mo>
                      <mn>1</mn>
                    </mrow>
                  </msub>
                </mrow>
                <mo fence="true" stretchy="false">)</mo>
              </mrow>
              <mo stretchy="false">−</mo>
              <mrow>
                <mrow>
                  <mo fence="true" stretchy="false">(</mo>
                  <mrow>
                    <mrow>
                      <mrow>
                        <mrow>
                          <munderover>
                            <mo stretchy="false">∑</mo>
                            <mrow>
                              <mi>k</mi>
                              <mo stretchy="false">=</mo>
                              <mn>1</mn>
                            </mrow>
                            <mi>n</mi>
                          </munderover>
                          <msup>
                            <mrow>
                              <mo fence="true" stretchy="false">(</mo>
                              <mrow>
                                <mrow>
                                  <mo stretchy="false">−</mo>
                                  <mn>1</mn>
                                </mrow>
                              </mrow>
                              <mo fence="true" stretchy="false">)</mo>
                            </mrow>
                            <mrow>
                              <mi>k</mi>
                              <mo stretchy="false">+</mo>
                              <mn>1</mn>
                            </mrow>
                          </msup>
                        </mrow>
                        <mo stretchy="false">∗</mo>
                        <msubsup>
                          <mi>C</mi>
                          <mi>k</mi>
                          <mi>n</mi>
                        </msubsup>
                      </mrow>
                      <msub>
                        <mi>P</mi>
                        <mi>k</mi>
                      </msub>
                    </mrow>
                  </mrow>
                  <mo fence="true" stretchy="false">)</mo>
                </mrow>
                <mo stretchy="false">∗</mo>
                <mi>P</mi>
              </mrow>
            </mrow>
            <mrow>
              <mo fence="true" stretchy="false">(</mo>
              <mrow>
                <msub>
                  <mi>E</mi>
                  <mrow>
                    <mi>n</mi>
                    <mo stretchy="false">+</mo>
                    <mn>1</mn>
                  </mrow>
                </msub>
              </mrow>
              <mo fence="true" stretchy="false">)</mo>
            </mrow>
          </mrow>
        </mtd>
      </mtr>
      <mtr>
        <mtd>
          <mrow>
            <mrow>
              <mspace width="0.5em"/>
              <mo stretchy="false">=</mo>
              <mrow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  <mo stretchy="false">∗</mo>
                <msubsup>
                  <mi>C</mi>
                  <mn>1</mn>
                  <mi>n</mi>
                </msubsup>
              </mrow>
            </mrow>
            <mrow>
              <msub>
                <mi>P</mi>
                <mn>1</mn>
              </msub>
              <mo stretchy="false">+</mo>
              <mrow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n>3</mn>
                </msup>
                <mo stretchy="false">∗</mo>
                <msubsup>
                  <mi>C</mi>
                  <mn>2</mn>
                  <mi>n</mi>
                </msubsup>
              </mrow>
            </mrow>
            <mrow>
              <msub>
                <mi>P</mi>
                <mn>2</mn>
              </msub>
              <mo stretchy="false">+</mo>
              <mrow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n>4</mn>
                </msup>
                <mo stretchy="false">∗</mo>
                <msubsup>
                  <mi>C</mi>
                  <mn>3</mn>
                  <mi>n</mi>
                </msubsup>
              </mrow>
            </mrow>
            <mrow>
              <msub>
                <mi>P</mi>
                <mn>3</mn>
              </msub>
              <mo stretchy="false">+</mo>
              <mn>...</mn>
              <mo stretchy="false">+</mo>
              <mrow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i>n</mi>
                    <mo stretchy="false">+</mo>
                    <mn>1</mn>
                  </mrow>
                </msup>
                <mo stretchy="false">∗</mo>
                <msubsup>
                  <mi>C</mi>
                  <mi>n</mi>
                  <mi>n</mi>
                </msubsup>
              </mrow>
            </mrow>
            <mrow>
              <msub>
                <mi>P</mi>
                <mi>n</mi>
              </msub>
              <mo stretchy="false">+</mo>
              <mi>P</mi>
            </mrow>
            <mrow>
              <mo fence="true" stretchy="false">(</mo>
              <mrow>
                <msub>
                  <mi>E</mi>
                  <mrow>
                    <mi>n</mi>
                    <mo stretchy="false">+</mo>
                    <mn>1</mn>
                  </mrow>
                </msub>
              </mrow>
              <mo fence="true" stretchy="false">)</mo>
            </mrow>
          </mrow>
        </mtd>
      </mtr>
      <mtr>
        <mtd>
          <mrow>
            <mrow>
              <mrow>
                <mo stretchy="false">−</mo>
                <mrow>
                  <mo fence="true" stretchy="false">(</mo>
                  <mrow>
                    <mrow>
                      <mrow>
                        <msup>
                          <mrow>
                            <mo fence="true"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fence="true" stretchy="false">)</mo>
                          </mrow>
                          <mn>2</mn>
                        </msup>
                        <mo stretchy="false">∗</mo>
                        <msubsup>
                          <mi>C</mi>
                          <mn>1</mn>
                          <mi>n</mi>
                        </msubsup>
                      </mrow>
                      <mrow>
                        <msub>
                          <mi>P</mi>
                          <mn>1</mn>
                        </msub>
                        <mo stretchy="false">+</mo>
                        <mrow>
                          <msup>
                            <mrow>
                              <mo fence="true" stretchy="false">(</mo>
                              <mrow>
                                <mrow>
                                  <mo stretchy="false">−</mo>
                                  <mn>1</mn>
                                </mrow>
                              </mrow>
                              <mo fence="true" stretchy="false">)</mo>
                            </mrow>
                            <mn>3</mn>
                          </msup>
                          <mo stretchy="false">∗</mo>
                          <msubsup>
                            <mi>C</mi>
                            <mn>2</mn>
                            <mi>n</mi>
                          </msubsup>
                        </mrow>
                      </mrow>
                      <mrow>
                        <msub>
                          <mi>P</mi>
                          <mn>2</mn>
                        </msub>
                        <mo stretchy="false">+</mo>
                        <mrow>
                          <msup>
                            <mrow>
                              <mo fence="true" stretchy="false">(</mo>
                              <mrow>
                                <mrow>
                                  <mo stretchy="false">−</mo>
                                  <mn>1</mn>
                                </mrow>
                              </mrow>
                              <mo fence="true" stretchy="false">)</mo>
                            </mrow>
                            <mn>4</mn>
                          </msup>
                          <mo stretchy="false">∗</mo>
                          <msubsup>
                            <mi>C</mi>
                            <mn>3</mn>
                            <mi>n</mi>
                          </msubsup>
                        </mrow>
                      </mrow>
                      <mrow>
                        <msub>
                          <mi>P</mi>
                          <mn>3</mn>
                        </msub>
                        <mo stretchy="false">+</mo>
                        <mn>...</mn>
                        <mo stretchy="false">+</mo>
                        <mrow>
                          <msup>
                            <mrow>
                              <mo fence="true" stretchy="false">(</mo>
                              <mrow>
                                <mrow>
                                  <mo stretchy="false">−</mo>
                                  <mn>1</mn>
                                </mrow>
                              </mrow>
                              <mo fence="true" stretchy="false">)</mo>
                            </mrow>
                            <mrow>
                              <mi>n</mi>
                              <mo stretchy="false">+</mo>
                              <mn>1</mn>
                            </mrow>
                          </msup>
                          <mo stretchy="false">∗</mo>
                          <msubsup>
                            <mi>C</mi>
                            <mi>n</mi>
                            <mi>n</mi>
                          </msubsup>
                        </mrow>
                      </mrow>
                      <msub>
                        <mi>P</mi>
                        <mi>n</mi>
                      </msub>
                    </mrow>
                  </mrow>
                  <mo fence="true" stretchy="false">)</mo>
                </mrow>
              </mrow>
              <mo stretchy="false">∗</mo>
              <mi>P</mi>
            </mrow>
            <mrow>
              <mo fence="true" stretchy="false">(</mo>
              <mrow>
                <msub>
                  <mi>E</mi>
                  <mrow>
                    <mi>n</mi>
                    <mo stretchy="false">+</mo>
                    <mn>1</mn>
                  </mrow>
                </msub>
              </mrow>
              <mo fence="true" stretchy="false">)</mo>
            </mrow>
          </mrow>
        </mtd>
      </mtr>
      <mtr>
        <mtd>
          <mrow/>
        </mtd>
      </mtr>
      <mtr>
        <mtd>
          <mrow>
            <mrow>
              <mspace width="0.5em"/>
              <mo stretchy="false">=</mo>
              <msubsup>
                <mi>C</mi>
                <mn>1</mn>
                <mi>n</mi>
              </msubsup>
            </mrow>
            <mrow>
              <msub>
                <mi>P</mi>
                <mn>1</mn>
              </msub>
              <mo stretchy="false">−</mo>
              <msubsup>
                <mi>C</mi>
                <mn>2</mn>
                <mi>n</mi>
              </msubsup>
            </mrow>
            <mrow>
              <msub>
                <mi>P</mi>
                <mn>2</mn>
              </msub>
              <mo stretchy="false">+</mo>
              <msubsup>
                <mi>C</mi>
                <mn>3</mn>
                <mi>n</mi>
              </msubsup>
            </mrow>
            <mrow>
              <msub>
                <mi>P</mi>
                <mn>3</mn>
              </msub>
              <mo stretchy="false">+</mo>
              <mn>...</mn>
              <mo stretchy="false">+</mo>
              <mrow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i>n</mi>
                    <mo stretchy="false">+</mo>
                    <mn>1</mn>
                  </mrow>
                </msup>
                <mo stretchy="false">∗</mo>
                <msubsup>
                  <mi>C</mi>
                  <mi>n</mi>
                  <mi>n</mi>
                </msubsup>
              </mrow>
            </mrow>
            <mrow>
              <msub>
                <mi>P</mi>
                <mi>n</mi>
              </msub>
              <mo stretchy="false">+</mo>
              <mi>P</mi>
            </mrow>
            <mrow>
              <mo fence="true" stretchy="false">(</mo>
              <mrow>
                <msub>
                  <mi>E</mi>
                  <mrow>
                    <mi>n</mi>
                    <mo stretchy="false">+</mo>
                    <mn>1</mn>
                  </mrow>
                </msub>
              </mrow>
              <mo fence="true" stretchy="false">)</mo>
            </mrow>
          </mrow>
        </mtd>
      </mtr>
      <mtr>
        <mtd>
          <mrow>
            <mrow>
              <mrow>
                <mo stretchy="false">−</mo>
                <mrow>
                  <mo fence="true" stretchy="false">(</mo>
                  <mrow>
                    <mrow>
                      <msubsup>
                        <mi>C</mi>
                        <mn>1</mn>
                        <mi>n</mi>
                      </msubsup>
                      <mrow>
                        <msub>
                          <mi>P</mi>
                          <mn>1</mn>
                        </msub>
                        <mo stretchy="false">−</mo>
                        <msubsup>
                          <mi>C</mi>
                          <mn>2</mn>
                          <mi>n</mi>
                        </msubsup>
                      </mrow>
                      <mrow>
                        <msub>
                          <mi>P</mi>
                          <mn>2</mn>
                        </msub>
                        <mo stretchy="false">+</mo>
                        <msubsup>
                          <mi>C</mi>
                          <mn>3</mn>
                          <mi>n</mi>
                        </msubsup>
                      </mrow>
                      <mrow>
                        <msub>
                          <mi>P</mi>
                          <mn>3</mn>
                        </msub>
                        <mo stretchy="false">+</mo>
                        <mn>...</mn>
                        <mo stretchy="false">+</mo>
                        <mrow>
                          <msup>
                            <mrow>
                              <mo fence="true" stretchy="false">(</mo>
                              <mrow>
                                <mrow>
                                  <mo stretchy="false">−</mo>
                                  <mn>1</mn>
                                </mrow>
                              </mrow>
                              <mo fence="true" stretchy="false">)</mo>
                            </mrow>
                            <mrow>
                              <mi>n</mi>
                              <mo stretchy="false">+</mo>
                              <mn>1</mn>
                            </mrow>
                          </msup>
                          <mo stretchy="false">∗</mo>
                          <msubsup>
                            <mi>C</mi>
                            <mi>n</mi>
                            <mi>n</mi>
                          </msubsup>
                        </mrow>
                      </mrow>
                      <msub>
                        <mi>P</mi>
                        <mi>n</mi>
                      </msub>
                    </mrow>
                  </mrow>
                  <mo fence="true" stretchy="false">)</mo>
                </mrow>
              </mrow>
              <mo stretchy="false">∗</mo>
              <mi>P</mi>
            </mrow>
            <mrow>
              <mo fence="true" stretchy="false">(</mo>
              <mrow>
                <msub>
                  <mi>E</mi>
                  <mrow>
                    <mi>n</mi>
                    <mo stretchy="false">+</mo>
                    <mn>1</mn>
                  </mrow>
                </msub>
              </mrow>
              <mo fence="true" stretchy="false">)</mo>
            </mrow>
          </mrow>
        </mtd>
      </mtr>
      <mtr>
        <mtd>
          <mrow/>
        </mtd>
      </mtr>
      <mtr>
        <mtd>
          <mrow>
            <mrow>
              <mspace width="0.5em"/>
              <mo stretchy="false">=</mo>
              <msubsup>
                <mi>C</mi>
                <mn>1</mn>
                <mi>n</mi>
              </msubsup>
            </mrow>
            <mrow>
              <msub>
                <mi>P</mi>
                <mn>1</mn>
              </msub>
              <mo stretchy="false">−</mo>
              <msubsup>
                <mi>C</mi>
                <mn>2</mn>
                <mi>n</mi>
              </msubsup>
            </mrow>
            <mrow>
              <msub>
                <mi>P</mi>
                <mn>2</mn>
              </msub>
              <mo stretchy="false">+</mo>
              <msubsup>
                <mi>C</mi>
                <mn>3</mn>
                <mi>n</mi>
              </msubsup>
            </mrow>
            <mrow>
              <msub>
                <mi>P</mi>
                <mn>3</mn>
              </msub>
              <mo stretchy="false">+</mo>
              <mn>...</mn>
              <mo stretchy="false">+</mo>
              <mrow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i>n</mi>
                    <mo stretchy="false">+</mo>
                    <mn>1</mn>
                  </mrow>
                </msup>
                <mo stretchy="false">∗</mo>
                <msubsup>
                  <mi>C</mi>
                  <mi>n</mi>
                  <mi>n</mi>
                </msubsup>
              </mrow>
            </mrow>
            <mrow>
              <msub>
                <mi>P</mi>
                <mi>n</mi>
              </msub>
              <mo stretchy="false">+</mo>
              <mi>P</mi>
            </mrow>
            <mrow>
              <mo fence="true" stretchy="false">(</mo>
              <mrow>
                <msub>
                  <mi>E</mi>
                  <mrow>
                    <mi>n</mi>
                    <mo stretchy="false">+</mo>
                    <mn>1</mn>
                  </mrow>
                </msub>
              </mrow>
              <mo fence="true" stretchy="false">)</mo>
            </mrow>
          </mrow>
        </mtd>
      </mtr>
      <mtr>
        <mtd>
          <mrow>
            <mo stretchy="false">−</mo>
            <mrow>
              <mo fence="true" stretchy="false">(</mo>
              <mrow>
                <mrow>
                  <msubsup>
                    <mi>C</mi>
                    <mn>1</mn>
                    <mi>n</mi>
                  </msubsup>
                  <mrow>
                    <msub>
                      <mi>P</mi>
                      <mn>2</mn>
                    </msub>
                    <mo stretchy="false">−</mo>
                    <msubsup>
                      <mi>C</mi>
                      <mn>2</mn>
                      <mi>n</mi>
                    </msubsup>
                  </mrow>
                  <mrow>
                    <msub>
                      <mi>P</mi>
                      <mn>3</mn>
                    </msub>
                    <mo stretchy="false">+</mo>
                    <msubsup>
                      <mi>C</mi>
                      <mn>3</mn>
                      <mi>n</mi>
                    </msubsup>
                  </mrow>
                  <mrow>
                    <msub>
                      <mi>P</mi>
                      <mn>4</mn>
                    </msub>
                    <mo stretchy="false">+</mo>
                    <mn>...</mn>
                    <mo stretchy="false">+</mo>
                    <mrow>
                      <msup>
                        <mrow>
                          <mo fence="true"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row>
                          <mi>n</mi>
                          <mo stretchy="false">+</mo>
                          <mn>1</mn>
                        </mrow>
                      </msup>
                      <mo stretchy="false">∗</mo>
                      <msubsup>
                        <mi>C</mi>
                        <mi>n</mi>
                        <mi>n</mi>
                      </msubsup>
                    </mrow>
                  </mrow>
                  <msub>
                    <mi>P</mi>
                    <mrow>
                      <mi>n</mi>
                      <mo stretchy="false">+</mo>
                      <mn>1</mn>
                    </mrow>
                  </msub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row>
              <mspace width="0.5em"/>
              <mo stretchy="false">=</mo>
              <msubsup>
                <mi>C</mi>
                <mn>1</mn>
                <mi>n</mi>
              </msubsup>
            </mrow>
            <mrow>
              <msub>
                <mi>P</mi>
                <mn>1</mn>
              </msub>
              <mo stretchy="false">−</mo>
              <msubsup>
                <mi>C</mi>
                <mn>2</mn>
                <mi>n</mi>
              </msubsup>
            </mrow>
            <mrow>
              <msub>
                <mi>P</mi>
                <mn>2</mn>
              </msub>
              <mo stretchy="false">+</mo>
              <msubsup>
                <mi>C</mi>
                <mn>3</mn>
                <mi>n</mi>
              </msubsup>
            </mrow>
            <mrow>
              <msub>
                <mi>P</mi>
                <mn>3</mn>
              </msub>
              <mo stretchy="false">+</mo>
              <mn>...</mn>
              <mo stretchy="false">+</mo>
              <mrow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i>n</mi>
                    <mo stretchy="false">+</mo>
                    <mn>1</mn>
                  </mrow>
                </msup>
                <mo stretchy="false">∗</mo>
                <msubsup>
                  <mi>C</mi>
                  <mi>n</mi>
                  <mi>n</mi>
                </msubsup>
              </mrow>
            </mrow>
            <mrow>
              <msub>
                <mi>P</mi>
                <mi>n</mi>
              </msub>
              <mo stretchy="false">+</mo>
              <mi>P</mi>
            </mrow>
            <mrow>
              <mo fence="true" stretchy="false">(</mo>
              <mrow>
                <msub>
                  <mi>E</mi>
                  <mrow>
                    <mi>n</mi>
                    <mo stretchy="false">+</mo>
                    <mn>1</mn>
                  </mrow>
                </msub>
              </mrow>
              <mo fence="true" stretchy="false">)</mo>
            </mrow>
          </mrow>
        </mtd>
      </mtr>
      <mtr>
        <mtd>
          <mrow>
            <mrow>
              <mo stretchy="false">−</mo>
              <msubsup>
                <mi>C</mi>
                <mn>1</mn>
                <mi>n</mi>
              </msubsup>
            </mrow>
            <mrow>
              <msub>
                <mi>P</mi>
                <mn>2</mn>
              </msub>
              <mo stretchy="false">+</mo>
              <msubsup>
                <mi>C</mi>
                <mn>2</mn>
                <mi>n</mi>
              </msubsup>
            </mrow>
            <mrow>
              <msub>
                <mi>P</mi>
                <mn>3</mn>
              </msub>
              <mo stretchy="false">−</mo>
              <msubsup>
                <mi>C</mi>
                <mn>3</mn>
                <mi>n</mi>
              </msubsup>
            </mrow>
            <mrow>
              <msub>
                <mi>P</mi>
                <mn>4</mn>
              </msub>
              <mo stretchy="false">+</mo>
              <mn>...</mn>
              <mo stretchy="false">−</mo>
              <mrow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i>n</mi>
                    <mo stretchy="false">+</mo>
                    <mn>1</mn>
                  </mrow>
                </msup>
                <mo stretchy="false">∗</mo>
                <msubsup>
                  <mi>C</mi>
                  <mi>n</mi>
                  <mi>n</mi>
                </msubsup>
              </mrow>
            </mrow>
            <msub>
              <mi>P</mi>
              <mrow>
                <mi>n</mi>
                <mo stretchy="false">+</mo>
                <mn>1</mn>
              </mrow>
            </msub>
          </mrow>
        </mtd>
      </mtr>
      <mtr>
        <mtd>
          <mrow/>
        </mtd>
      </mtr>
      <mtr>
        <mtd>
          <mrow>
            <mrow>
              <mspace width="0.5em"/>
              <mo stretchy="false">=</mo>
              <msubsup>
                <mi>C</mi>
                <mn>1</mn>
                <mrow>
                  <mi>n</mi>
                  <mo stretchy="false">+</mo>
                  <mn>1</mn>
                </mrow>
              </msubsup>
            </mrow>
            <mrow>
              <msub>
                <mi>P</mi>
                <mn>1</mn>
              </msub>
              <mo stretchy="false">−</mo>
              <msubsup>
                <mi>C</mi>
                <mn>2</mn>
                <mi>n</mi>
              </msubsup>
            </mrow>
            <mrow>
              <msub>
                <mi>P</mi>
                <mn>2</mn>
              </msub>
              <mo stretchy="false">+</mo>
              <msubsup>
                <mi>C</mi>
                <mn>3</mn>
                <mi>n</mi>
              </msubsup>
            </mrow>
            <mrow>
              <msub>
                <mi>P</mi>
                <mn>3</mn>
              </msub>
              <mo stretchy="false">+</mo>
              <mn>...</mn>
              <mo stretchy="false">+</mo>
              <mrow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i>n</mi>
                    <mo stretchy="false">+</mo>
                    <mn>1</mn>
                  </mrow>
                </msup>
                <mo stretchy="false">∗</mo>
                <msubsup>
                  <mi>C</mi>
                  <mi>n</mi>
                  <mi>n</mi>
                </msubsup>
              </mrow>
            </mrow>
            <msub>
              <mi>P</mi>
              <mi>n</mi>
            </msub>
          </mrow>
        </mtd>
      </mtr>
      <mtr>
        <mtd>
          <mrow>
            <mrow>
              <mo stretchy="false">−</mo>
              <msubsup>
                <mi>C</mi>
                <mn>1</mn>
                <mi>n</mi>
              </msubsup>
            </mrow>
            <mrow>
              <msub>
                <mi>P</mi>
                <mn>2</mn>
              </msub>
              <mo stretchy="false">+</mo>
              <msubsup>
                <mi>C</mi>
                <mn>2</mn>
                <mi>n</mi>
              </msubsup>
            </mrow>
            <mrow>
              <msub>
                <mi>P</mi>
                <mn>3</mn>
              </msub>
              <mo stretchy="false">−</mo>
              <msubsup>
                <mi>C</mi>
                <mn>3</mn>
                <mi>n</mi>
              </msubsup>
            </mrow>
            <mrow>
              <msub>
                <mi>P</mi>
                <mn>4</mn>
              </msub>
              <mo stretchy="false">+</mo>
              <mn>...</mn>
              <mo stretchy="false">−</mo>
              <mrow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i>n</mi>
                    <mo stretchy="false">+</mo>
                    <mn>1</mn>
                  </mrow>
                </msup>
                <mo stretchy="false">∗</mo>
                <msubsup>
                  <mi>C</mi>
                  <mi>n</mi>
                  <mi>n</mi>
                </msubsup>
              </mrow>
            </mrow>
            <msub>
              <mi>P</mi>
              <mrow>
                <mi>n</mi>
                <mo stretchy="false">+</mo>
                <mn>1</mn>
              </mrow>
            </msub>
          </mrow>
        </mtd>
      </mtr>
      <mtr>
        <mtd>
          <mrow/>
        </mtd>
      </mtr>
      <mtr>
        <mtd>
          <mrow>
            <mrow>
              <mspace width="0.5em"/>
              <mo stretchy="false">=</mo>
              <msubsup>
                <mi>C</mi>
                <mn>1</mn>
                <mrow>
                  <mi>n</mi>
                  <mo stretchy="false">+</mo>
                  <mn>1</mn>
                </mrow>
              </msubsup>
            </mrow>
            <mrow>
              <msub>
                <mi>P</mi>
                <mn>1</mn>
              </msub>
              <mo stretchy="false">−</mo>
              <msubsup>
                <mi>C</mi>
                <mn>2</mn>
                <mrow>
                  <mi>n</mi>
                  <mo stretchy="false">+</mo>
                  <mn>1</mn>
                </mrow>
              </msubsup>
            </mrow>
            <mrow>
              <msub>
                <mi>P</mi>
                <mn>2</mn>
              </msub>
              <mo stretchy="false">+</mo>
              <msubsup>
                <mi>C</mi>
                <mn>3</mn>
                <mrow>
                  <mi>n</mi>
                  <mo stretchy="false">+</mo>
                  <mn>1</mn>
                </mrow>
              </msubsup>
            </mrow>
            <mrow>
              <msub>
                <mi>P</mi>
                <mn>3</mn>
              </msub>
              <mo stretchy="false">+</mo>
              <mn>...</mn>
              <mo stretchy="false">+</mo>
              <mrow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i>n</mi>
                    <mo stretchy="false">+</mo>
                    <mn>1</mn>
                  </mrow>
                </msup>
                <mo stretchy="false">∗</mo>
                <msubsup>
                  <mi>C</mi>
                  <mi>n</mi>
                  <mrow>
                    <mi>n</mi>
                    <mo stretchy="false">+</mo>
                    <mn>1</mn>
                  </mrow>
                </msubsup>
              </mrow>
            </mrow>
            <mrow>
              <msub>
                <mi>P</mi>
                <mi>n</mi>
              </msub>
              <mo stretchy="false">−</mo>
              <mrow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i>n</mi>
                    <mo stretchy="false">+</mo>
                    <mn>1</mn>
                  </mrow>
                </msup>
                <mo stretchy="false">∗</mo>
                <msubsup>
                  <mi>C</mi>
                  <mrow>
                    <mi>n</mi>
                    <mo stretchy="false">+</mo>
                    <mn>1</mn>
                  </mrow>
                  <mrow>
                    <mi>n</mi>
                    <mo stretchy="false">+</mo>
                    <mn>1</mn>
                  </mrow>
                </msubsup>
              </mrow>
            </mrow>
            <msub>
              <mi>P</mi>
              <mrow>
                <mi>n</mi>
                <mo stretchy="false">+</mo>
                <mn>1</mn>
              </mrow>
            </msub>
          </mrow>
        </mtd>
      </mtr>
      <mtr>
        <mtd>
          <mrow/>
        </mtd>
      </mtr>
      <mtr>
        <mtd>
          <mrow>
            <mrow>
              <mspace width="0.5em"/>
              <mo stretchy="false">=</mo>
              <msubsup>
                <mi>C</mi>
                <mn>1</mn>
                <mrow>
                  <mi>n</mi>
                  <mo stretchy="false">+</mo>
                  <mn>1</mn>
                </mrow>
              </msubsup>
            </mrow>
            <mrow>
              <msub>
                <mi>P</mi>
                <mn>1</mn>
              </msub>
              <mo stretchy="false">−</mo>
              <msubsup>
                <mi>C</mi>
                <mn>2</mn>
                <mrow>
                  <mi>n</mi>
                  <mo stretchy="false">+</mo>
                  <mn>1</mn>
                </mrow>
              </msubsup>
            </mrow>
            <mrow>
              <msub>
                <mi>P</mi>
                <mn>2</mn>
              </msub>
              <mo stretchy="false">+</mo>
              <msubsup>
                <mi>C</mi>
                <mn>3</mn>
                <mrow>
                  <mi>n</mi>
                  <mo stretchy="false">+</mo>
                  <mn>1</mn>
                </mrow>
              </msubsup>
            </mrow>
            <mrow>
              <msub>
                <mi>P</mi>
                <mn>3</mn>
              </msub>
              <mo stretchy="false">+</mo>
              <mn>...</mn>
              <mo stretchy="false">+</mo>
              <mrow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i>n</mi>
                    <mo stretchy="false">+</mo>
                    <mn>1</mn>
                  </mrow>
                </msup>
                <mo stretchy="false">∗</mo>
                <msubsup>
                  <mi>C</mi>
                  <mi>n</mi>
                  <mrow>
                    <mi>n</mi>
                    <mo stretchy="false">+</mo>
                    <mn>1</mn>
                  </mrow>
                </msubsup>
              </mrow>
            </mrow>
            <mrow>
              <msub>
                <mi>P</mi>
                <mi>n</mi>
              </msub>
              <mo stretchy="false">+</mo>
              <mrow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i>n</mi>
                    <mo stretchy="false">+</mo>
                    <mn>2</mn>
                  </mrow>
                </msup>
                <mo stretchy="false">∗</mo>
                <msubsup>
                  <mi>C</mi>
                  <mrow>
                    <mi>n</mi>
                    <mo stretchy="false">+</mo>
                    <mn>1</mn>
                  </mrow>
                  <mrow>
                    <mi>n</mi>
                    <mo stretchy="false">+</mo>
                    <mn>1</mn>
                  </mrow>
                </msubsup>
              </mrow>
            </mrow>
            <msub>
              <mi>P</mi>
              <mrow>
                <mi>n</mi>
                <mo stretchy="false">+</mo>
                <mn>1</mn>
              </mrow>
            </msub>
          </mrow>
        </mtd>
      </mtr>
      <mtr>
        <mtd>
          <mrow/>
        </mtd>
      </mtr>
      <mtr>
        <mtd>
          <mrow>
            <mrow>
              <mspace width="0.5em"/>
              <mo stretchy="false">=</mo>
              <mrow>
                <mrow>
                  <munderover>
                    <mo stretchy="false">∑</mo>
                    <mrow>
                      <mi>k</mi>
                      <mo stretchy="false">=</mo>
                      <mn>1</mn>
                    </mrow>
                    <mrow>
                      <mi>n</mi>
                      <mo stretchy="false">+</mo>
                      <mn>1</mn>
                    </mrow>
                  </munderover>
                  <msup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i>k</mi>
                      <mo stretchy="false">+</mo>
                      <mn>1</mn>
                    </mrow>
                  </msup>
                </mrow>
                <mo stretchy="false">∗</mo>
                <msubsup>
                  <mi>C</mi>
                  <mi>k</mi>
                  <mrow>
                    <mi>n</mi>
                    <mo stretchy="false">+</mo>
                    <mn>1</mn>
                  </mrow>
                </msubsup>
              </mrow>
            </mrow>
            <msub>
              <mi>P</mi>
              <mi>k</mi>
            </msub>
          </mrow>
        </mtd>
      </mtr>
    </mtable>
    <annotation encoding="StarMath 5.0">Sea P sub k igual a la multiplicación de las probabilidades de 'k' eventos distintos
newline
Por ejemplo, un posible valor de P sub 3 es igual a P( E sub 2 )*P( E sub 5 )*P( E sub 6 )
newline
Sea C sub k sup n P sub k igual a la cantidad total de combinaciones 'k' de 'n' de P sub k
newline
Sea C sub k sup n P sub {k+m} =C sub k sup n P sub k*D, dado 'D' una constante
newline
newline
P( E sub 1 or E sub 2 )=sum from k=1 to n=2( -1 )^{ k+1 }*C sub k sup n P sub k 
newline
`=( -1 )^2*C sub 1 sup 2 P sub 1 + ( -1 )^3*C sub 2 sup 2 P sub 2
newline
`=2 P sub 1 -1 P sub 2 
newline
`=P( E sub 1 )+P( E sub 2 )-P( E sub 1 )*P( E sub 2 )
newline
newline
P( E sub 1 or E sub 2 or E sub 3 or ... or E sub n or E sub {n+1})=sum from k=1 to n( -1 )^{ k+1 }*C sub k sup n P sub k +P( E sub {n+1} )-( sum from k=1 to n( -1 )^{ k+1 }*C sub k sup n P sub k )*P( E sub {n+1} )
newline
`=( -1 )^2*C sub 1 sup n P sub 1 +( -1 )^3*C sub 2 sup n P sub 2 +( -1 )^4*C sub 3 sup n P sub 3 +...+( -1 )^{n+1}*C sub n sup n P sub n   +P( E sub {n+1} )
newline
-( ( -1 )^2*C sub 1 sup n P sub 1 +( -1 )^3*C sub 2 sup n P sub 2 +( -1 )^4*C sub 3 sup n P sub 3 +...+( -1 )^{n+1}*C sub n sup n P sub n  )*P( E sub {n+1} )
newline
newline
`=C sub 1 sup n P sub 1 -C sub 2 sup n P sub 2 +C sub 3 sup n P sub 3 +...+( -1 )^{n+1}*C sub n sup n P sub n   +P( E sub {n+1} )
newline
-( C sub 1 sup n P sub 1 -C sub 2 sup n P sub 2 +C sub 3 sup n P sub 3 +...+( -1 )^{n+1}*C sub n sup n P sub n)*P( E sub {n+1} )
newline
newline
`=C sub 1 sup n P sub 1 -C sub 2 sup n P sub 2 +C sub 3 sup n P sub 3 +...+( -1 )^{n+1}*C sub n sup n P sub n   +P( E sub {n+1} )
newline
-( C sub 1 sup n P sub 2 -C sub 2 sup n P sub 3 +C sub 3 sup n P sub 4 +...+( -1 )^{n+1}*C sub n sup n P sub {n+1})
newline
newline
`=C sub 1 sup n P sub 1 -C sub 2 sup n P sub 2 +C sub 3 sup n P sub 3 +...+( -1 )^{n+1}*C sub n sup n P sub n   +P( E sub {n+1} )
newline
- C sub 1 sup n P sub 2 +C sub 2 sup n P sub 3 -C sub 3 sup n P sub 4 +...-( -1 )^{n+1}*C sub n sup n P sub {n+1}
newline
newline
`=C sub 1 sup {n+1} P sub 1 -C sub 2 sup n P sub 2 +C sub 3 sup n P sub 3 +...+( -1 )^{n+1}*C sub n sup n P sub n
newline
- C sub 1 sup n P sub 2 +C sub 2 sup n P sub 3 -C sub 3 sup n P sub 4 +...-( -1 )^{n+1}*C sub n sup n P sub {n+1}
newline
newline
`=C sub 1 sup {n+1} P sub 1 -C sub 2 sup {n+1} P sub 2 +C sub 3 sup {n+1} P sub 3 +...+( -1 )^{n+1}*C sub n sup {n+1} P sub n-( -1 )^{n+1}*C sub {n+1} sup {n+1} P sub {n+1}
newline
newline
`=C sub 1 sup {n+1} P sub 1 -C sub 2 sup {n+1} P sub 2 +C sub 3 sup {n+1} P sub 3 +...+( -1 )^{n+1}*C sub n sup {n+1} P sub n+( -1 )^{n+2}*C sub {n+1} sup {n+1} P sub {n+1}
newline
newline
`=sum from k=1 to {n+1}( -1 )^{ k+1 }*C sub k sup {n+1} P sub k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6T12:52:53.069047932</meta:creation-date>
    <dc:date>2018-09-02T10:03:22.058561682</dc:date>
    <meta:editing-duration>PT48M37S</meta:editing-duration>
    <meta:editing-cycles>24</meta:editing-cycles>
    <meta:generator>LibreOffice/6.0.6.2$Linux_X86_64 LibreOffice_project/00$Build-2</meta:generator>
  </office:meta>
</office:document-meta>
</file>